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f38" officeooo:paragraph-rsid="0005af38"/>
    </style:style>
    <style:style style:name="P2" style:family="paragraph" style:parent-style-name="Standard">
      <style:text-properties officeooo:rsid="000757f1" officeooo:paragraph-rsid="000757f1"/>
    </style:style>
    <style:style style:name="T1" style:family="text">
      <style:text-properties officeooo:rsid="000948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<text:span text:style-name="T1">Hub &amp; Bit Bucket</text:span></text:p>
      <text:p text:style-name="P1"/>
      <text:p text:style-name="P1"/>
      <text:p text:style-name="P2">Super coo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9:24:07.985886560</meta:creation-date>
    <dc:date>2018-09-12T20:14:43.640161669</dc:date>
    <meta:editing-duration>PT2M2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7" meta:character-count="31" meta:non-whitespace-character-count="25"/>
  </office:meta>
</office:document-meta>
</file>